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paragraph-rsid="001c927e" style:font-weight-asian="bold" style:font-weight-complex="bold"/>
    </style:style>
    <style:style style:name="P2" style:family="paragraph" style:parent-style-name="Standard">
      <style:text-properties style:text-underline-style="none" fo:font-weight="normal" officeooo:paragraph-rsid="001c927e" style:font-weight-asian="normal" style:font-weight-complex="normal"/>
    </style:style>
    <style:style style:name="P3" style:family="paragraph" style:parent-style-name="Standard" style:list-style-name="L1">
      <style:text-properties style:text-underline-style="none" fo:font-weight="normal" officeooo:paragraph-rsid="001c927e" style:font-weight-asian="normal" style:font-weight-complex="normal"/>
    </style:style>
    <style:style style:name="P4" style:family="paragraph" style:parent-style-name="Standard" style:list-style-name="L1">
      <style:text-properties style:text-underline-style="none" fo:font-weight="normal" officeooo:paragraph-rsid="001e2118" style:font-weight-asian="normal" style:font-weight-complex="normal"/>
    </style:style>
    <style:style style:name="P5" style:family="paragraph" style:parent-style-name="Standard" style:list-style-name="L1">
      <style:text-properties style:text-underline-style="none" fo:font-weight="normal" officeooo:paragraph-rsid="001eb6e8" style:font-weight-asian="normal" style:font-weight-complex="normal"/>
    </style:style>
    <style:style style:name="P6" style:family="paragraph" style:parent-style-name="Standard">
      <style:text-properties style:text-underline-style="none" fo:font-weight="normal" officeooo:paragraph-rsid="001e2118" style:font-weight-asian="normal" style:font-weight-complex="normal"/>
    </style:style>
    <style:style style:name="P7" style:family="paragraph" style:parent-style-name="Standard">
      <style:paragraph-properties fo:margin-left="0.5in" fo:margin-right="0in" fo:text-indent="0in" style:auto-text-indent="false"/>
      <style:text-properties style:text-underline-style="none" fo:font-weight="normal" officeooo:paragraph-rsid="001c927e" style:font-weight-asian="normal" style:font-weight-complex="normal"/>
    </style:style>
    <style:style style:name="P8" style:family="paragraph" style:parent-style-name="Standard">
      <style:paragraph-properties fo:margin-left="0.5in" fo:margin-right="0in" fo:text-indent="0in" style:auto-text-indent="false"/>
      <style:text-properties style:text-underline-style="none" fo:font-weight="normal" officeooo:paragraph-rsid="001e2118" style:font-weight-asian="normal" style:font-weight-complex="normal"/>
    </style:style>
    <style:style style:name="P9" style:family="paragraph" style:parent-style-name="Standard">
      <style:paragraph-properties fo:margin-left="0in" fo:margin-right="0in" fo:text-indent="0in" style:auto-text-indent="false"/>
      <style:text-properties style:text-underline-style="none" fo:font-weight="normal" officeooo:paragraph-rsid="001e2118" style:font-weight-asian="normal" style:font-weight-complex="normal"/>
    </style:style>
    <style:style style:name="T1" style:family="text">
      <style:text-properties officeooo:rsid="001c927e"/>
    </style:style>
    <style:style style:name="T2" style:family="text">
      <style:text-properties officeooo:rsid="001cdb95"/>
    </style:style>
    <style:style style:name="T3" style:family="text">
      <style:text-properties officeooo:rsid="001e2118"/>
    </style:style>
    <style:style style:name="T4" style:family="text">
      <style:text-properties officeooo:rsid="001eb6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eter Anderson &amp; Jorden Campbell</text:span></text:p>
      <text:p text:style-name="P1"><text:span text:style-name="T1"/></text:p>
      <text:p text:style-name="P2"><text:span text:style-name="T1">Questions:</text:span></text:p>
      <text:p text:style-name="P2"><text:span text:style-name="T1"/></text:p>
      <text:list xml:id="list75632455" text:style-name="L1">
        <text:list-item>
          <text:p text:style-name="P3"><text:span text:style-name="T1">Where in memory will contexts be saved (i.e., on stack, in TCBs, other data structures)? Consider carefully where different parts of the context should be saved. For example, you many want to save context on the stack but some things should still go in the TCB. To make sure your answer is complete, be sure to consider the following cases:</text:span></text:p>
        </text:list-item>
      </text:list>
      <text:p text:style-name="P2"><text:span text:style-name="T1"><text:tab/><text:tab/></text:span></text:p>
      <text:p text:style-name="P7"><text:span text:style-name="T1">Most of a tasks context will be stored on the stack (program counter, flags, and general purpose registers). However, the stack pointer for each task will be stored in the TCB along with other information pertinent to the task. </text:span></text:p>
      <text:p text:style-name="P2"><text:span text:style-name="T1"/></text:p>
      <text:list xml:id="list1106890713" text:continue-numbering="true" text:style-name="L1">
        <text:list-item>
          <text:list>
            <text:list-item>
              <text:p text:style-name="P3"><text:span text:style-name="T1">Saving context at the beginning of ISRs – hardware automatically stores the program counter and condition flags of whatever task was interrupted at the beginning of any ISR. The rest of the context will be pushed on the stack. If the ISR has interrupted a task then a stack pointer will also be placed in the TCB corresponding to the location of the stored context. </text:span></text:p>
            </text:list-item>
            <text:list-item>
              <text:p text:style-name="P3"><text:span text:style-name="T1">Saving context in blocking function (e.g., YKDelayTask or YKNewTask). Keep in mind that some functions may or may not block when called, and therefore may or may not need to save context. -- This case is a little bit more tricky, </text:span><text:span text:style-name="T2">but can be managed in a similar way to the first case. The dispatcher will have to store context (because there is no ISR to store this information) including program counter and register contents. However, the program counter will be the return address stored when the dispatcher was called. The dispatcher will store a stack pointer in the TCB corresponding to the currently running task that points to the top of the context.</text:span></text:p>
            </text:list-item>
          </text:list>
          <text:p text:style-name="P4"><text:span text:style-name="T3"/></text:p>
        </text:list-item>
        <text:list-item>
          <text:p text:style-name="P3"><text:span text:style-name="T1">How will the context be saved at the beginning of an ISR? (i.e., what instructions will be used to save register contents, how will information necessary for restoring the context be stored in the TCB.)</text:span></text:p>
        </text:list-item>
      </text:list>
      <text:p text:style-name="P8"><text:span text:style-name="T3"/></text:p>
      <text:list xml:id="list130376651" text:continue-numbering="true" text:style-name="L1">
        <text:list-header>
          <text:p text:style-name="P4"><text:span text:style-name="T3">As stated above the hardware will store the program counter and the condition flags when the ISR is called. I will store the contents of the general purpose register on the stack with push instructions. Then I will conditionally store a pointer to the top of the stored context in the currently running task's TCB (if it was task that was interrupted by the ISR).</text:span></text:p>
        </text:list-header>
      </text:list>
      <text:p text:style-name="P9"><text:span text:style-name="T3"/></text:p>
      <text:list xml:id="list1810834025" text:continue-numbering="true" text:style-name="L1">
        <text:list-item>
          <text:p text:style-name="P4"><text:span text:style-name="T3">How will the context be saved when a kernel function, such as YKDelayTask or YKNewTask, causes the current task to block? (i.e., what instructions will be used to save register contents, how will information necessary for restoring the context be stored in the TCB.) Where will this code reside? (i.e., will it be duplicated in every function that needs to save context, will it be in a function, or will it be somewhere better? Consider this carefully since it can greatly simplify your design.) (See related question 7)</text:span></text:p>
        </text:list-item>
      </text:list>
      <text:p text:style-name="P6"><text:span text:style-name="T3"/></text:p>
      <text:list xml:id="list663279960" text:continue-numbering="true" text:style-name="L1">
        <text:list-header>
          <text:p text:style-name="P4"><text:span text:style-name="T3">The dispatcher will push the program counter, condition flags, and the contents of general purpose registers on the stack. The program counter that it will push on the stack will actually be the dispatcher's return address. This will only conditionally be performed when the ISR has not already stored the context.</text:span></text:p>
        </text:list-header>
      </text:list>
      <text:p text:style-name="P9"><text:span text:style-name="T3"/></text:p>
      <text:list xml:id="list2098547508" text:continue-numbering="true" text:style-name="L1">
        <text:list-item>
          <text:p text:style-name="P4"><text:span text:style-name="T3">If your dispatcher will be designed to save context, how will it know whether or not is needs to </text:span><text:soft-page-break/><text:span text:style-name="T3">save context and how will it know which TCB to use? Keep in mind that when YKDispatcher is called from an ISR (via YKExitISR and YKScheduler) the context should have already been saved somewhere by the ISR. (See question 13)</text:span></text:p>
        </text:list-item>
      </text:list>
      <text:p text:style-name="P8"><text:span text:style-name="T3"><text:s/></text:span><text:span text:style-name="T1"><text:tab/></text:span></text:p>
      <text:list xml:id="list1862246624" text:continue-numbering="true" text:style-name="L1">
        <text:list-header>
          <text:p text:style-name="P5"><text:span text:style-name="T4">The dispatcher will be designed such that it receives a pointer to the current TCB and the next TCB. This will allow it to know which TCB to update and utilize. How will I know if ISR has saved contex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2:08:13</meta:creation-date>
    <dc:date>2013-10-02T12:44:56</dc:date>
    <meta:editing-duration>PT20M43S</meta:editing-duration>
    <meta:editing-cycles>2</meta:editing-cycles>
    <meta:generator>LibreOffice/3.6$Linux_X86_64 LibreOffice_project/360m1$Build-2</meta:generator>
    <meta:document-statistic meta:table-count="0" meta:image-count="0" meta:object-count="0" meta:page-count="2" meta:paragraph-count="14" meta:word-count="628" meta:character-count="3576" meta:non-whitespace-character-count="2960"/>
  </office:meta>
</office:document-meta>
</file>